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fo:font-size="10pt"/>
    </style:style>
    <style:style style:name="T4" style:family="text">
      <style:text-properties style:font-size-asian="10pt"/>
    </style:style>
    <style:style style:name="T5" style:family="text">
      <style:text-properties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eader.xml</text:h>
      <text:p text:style-name="XML">&lt;?xml version="1.0" encoding="UTF-8"?&gt;</text:p>
      <text:p text:style-name="XML">&lt;dimensions&gt;</text:p>
      <text:p text:style-name="XML"><text:tab/>&lt;dimension name=”y” units=”m” fov=”0.8e-3” count=”80”/&gt;</text:p>
      <text:p text:style-name="XML"><text:tab/>&lt;dimension name=”x” units=”m” fov=”1.0e-3” count=”100”/&gt;</text:p>
      <text:p text:style-name="XML">&lt;/dimensions&gt;</text:p>
      <text:p text:style-name="XML">&lt;data type=”eds” name=”eds0”&gt;</text:p>
      <text:p text:style-name="XML"><text:tab/>&lt;!--The content of the data tag is determined by the type--&gt;</text:p>
      <text:p text:style-name="XML"><text:tab/>&lt;beam_energy unit=”keV”&gt;20.0&lt;/beam_energy&gt;</text:p>
      <text:p text:style-name="XML"><text:tab/>&lt;probe_current unit=”nA”&gt;1.2&lt;/probe_current&gt;</text:p>
      <text:p text:style-name="XML"><text:tab/>&lt;live_time unit=”s”&gt;45.4&lt;/live_time&gt;</text:p>
      <text:p text:style-name="XML"><text:tab/>&lt;description&gt;This is a spectrum&lt;/description&gt;</text:p>
      <text:p text:style-name="XML"><text:tab/>&lt;working_distance unit=”mm”&gt;12.0&lt;/workingdistance&gt;</text:p>
      <text:p text:style-name="XML"><text:tab/>&lt;stage_position&gt;</text:p>
      <text:p text:style-name="XML"><text:tab/><text:tab/>&lt;axis name=”x” units=”mm”&gt;12.25&lt;/axis&gt;</text:p>
      <text:p text:style-name="XML"><text:tab/><text:tab/>&lt;axis name=”y” units=”mm”&gt;3.5&lt;/axis&gt;</text:p>
      <text:p text:style-name="XML"><text:tab/><text:tab/>&lt;axis name=”r” units=”deg”&gt;75.2&lt;/axis&gt;</text:p>
      <text:p text:style-name="XML"><text:tab/>&lt;/stage_position&gt;</text:p>
      <text:p text:style-name="XML"><text:tab/>&lt;image_coordinates&gt;122, 234&lt;/image_coordinates&gt;</text:p>
      <text:p text:style-name="XML"><text:tab/>&lt;acquisition_time timezone=”EST”&gt;12:33:34 UTC 15-11-2010&lt;/acquisition_time&gt;</text:p>
      <text:p text:style-name="XML"><text:tab/>&lt;x_axis units=”Counts”&gt;</text:p>
      <text:p text:style-name="XML"><text:tab/><text:tab/>&lt;coefficient index=”1”&gt;1.0&lt;/coefficient&gt;</text:p>
      <text:p text:style-name="XML"><text:tab/>&lt;/x_axis&gt;</text:p>
      <text:p text:style-name="XML"><text:tab/>&lt;y_axis unit=”eV”&gt;</text:p>
      <text:p text:style-name="XML"><text:tab/><text:tab/>&lt;coefficient index=”0”&gt;-475.0&lt;/coefficient&gt;</text:p>
      <text:p text:style-name="XML"><text:tab/><text:tab/>&lt;coefficient index=”1”&gt;-4.9995&lt;/coefficient&gt;</text:p>
      <text:p text:style-name="XML"><text:tab/>&lt;/y_axis&gt;</text:p>
      <text:p text:style-name="XML"><text:tab/>&lt;standard_composition mode=”weight” name=”Quartz”&gt;</text:p>
      <text:p text:style-name="XML"><text:tab/><text:tab/>&lt;element z=”14”&gt;46.74&lt;/element&gt;</text:p>
      <text:p text:style-name="XML"><text:tab/><text:tab/>&lt;element z=”8”&gt;57.26&lt;/element&gt;</text:p>
      <text:p text:style-name="XML"><text:tab/>&lt;/standard_composition&gt;</text:p>
      <text:p text:style-name="XML">&lt;/data&gt;</text:p>
      <text:p text:style-name="XML">&lt;data type=”image” name=”BSEDImage.tif”&gt;</text:p>
      <text:p text:style-name="XML"><text:tab/>&lt;description&gt;A backscatter image of the full sample area&lt;/description&gt;</text:p>
      <text:p text:style-name="XML"><text:tab/>&lt;stage_position&gt;</text:p>
      <text:p text:style-name="XML"><text:tab/><text:tab/>&lt;axis name=”x” units=”mm”&gt;12.25&lt;/axis&gt;</text:p>
      <text:p text:style-name="XML"><text:tab/><text:tab/>&lt;axis name=”y” units=”mm”&gt;3.5&lt;/axis&gt;</text:p>
      <text:p text:style-name="XML"><text:tab/><text:tab/>&lt;axis name=”r” units=”deg”&gt;75.2&lt;/axis&gt;</text:p>
      <text:p text:style-name="XML"><text:tab/>&lt;/stage_position&gt;</text:p>
      <text:p text:style-name="XML"><text:tab/>&lt;field_of_view unit=”m”&gt;</text:p>
      <text:p text:style-name="XML"><text:tab/><text:tab/>&lt;axis name=”x”&gt;1.0e-3&lt;/axis&gt;</text:p>
      <text:p text:style-name="XML"><text:tab/><text:tab/>&lt;axis name=”y”&gt;0.8e-3&lt;/axis&gt;</text:p>
      <text:p text:style-name="XML"><text:tab/>&lt;/field_of_view&gt;</text:p>
      <text:p text:style-name="XML">&lt;/data&gt;</text:p>
      <text:p text:style-name="Standard"/>
      <text:p text:style-name="Standard">The <text:span text:style-name="XML">&lt;dimensions&gt;</text:span> tag defines the structure of the data. <text:s/>The name is arbitrary but is used as the basis of the naming structure for the directories containing the data. <text:s/>The <text:span text:style-name="XML">&lt;fov&gt;</text:span> tag can specify a field-of-view for the axi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XML" style:family="paragraph" style:parent-style-name="Standard" style:class="text" style:master-page-name="">
      <style:paragraph-properties fo:margin-left="0in" fo:margin-right="0in" fo:text-indent="0in" style:auto-text-indent="false" style:page-number="auto" fo:background-color="transparent" style:shadow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5in"/>
        </style:tab-stops>
        <style:background-image/>
      </style:paragraph-properties>
      <style:text-properties style:font-name="Courier New1" fo:font-size="10pt"/>
    </style:style>
    <style:style style:name="XML" style:family="text">
      <style:text-properties style:font-name="Courier New1" fo:font-size="10pt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holas Ritchie</meta:initial-creator>
    <meta:creation-date>2010-10-05T15:44:25.88</meta:creation-date>
    <dc:date>2010-10-05T17:00:37.74</dc:date>
    <dc:creator>Nicholas Ritchie</dc:creator>
    <meta:editing-duration>PT01H16M07S</meta:editing-duration>
    <meta:editing-cycles>16</meta:editing-cycles>
    <meta:generator>OpenOffice.org/3.2$Win32 OpenOffice.org_project/320m18$Build-9502</meta:generator>
    <meta:document-statistic meta:table-count="0" meta:image-count="0" meta:object-count="0" meta:page-count="1" meta:paragraph-count="45" meta:word-count="151" meta:character-count="1716"/>
  </office:meta>
</office:document-meta>
</file>